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20000002672141186023E48B1.png" manifest:media-type="image/png"/>
  <manifest:file-entry manifest:full-path="Pictures/10000201000001F2000000815AA19BB684BB429E.png" manifest:media-type="image/png"/>
  <manifest:file-entry manifest:full-path="Pictures/10000201000001FB0000002F97A872E8DF2CE9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c06" officeooo:paragraph-rsid="001abc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02cm, 0cm, 8.5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paragraph" svg:width="14.448cm" svg:height="1.005cm" draw:z-index="0"><draw:image xlink:href="Pictures/10000201000002220000002672141186023E48B1.png" xlink:type="simple" xlink:show="embed" xlink:actuate="onLoad" loext:mime-type="image/png"/></draw:frame><draw:frame draw:style-name="fr2" draw:name="Imagen2" text:anchor-type="paragraph" svg:x="1.171cm" svg:y="1.852cm" svg:width="13.178cm" svg:height="3.413cm" draw:z-index="1"><draw:image xlink:href="Pictures/10000201000001F2000000815AA19BB684BB429E.png" xlink:type="simple" xlink:show="embed" xlink:actuate="onLoad" loext:mime-type="image/png"/></draw:frame><draw:frame draw:style-name="fr1" draw:name="Imagen3" text:anchor-type="char" svg:x="2.812cm" svg:y="6.23cm" svg:width="4.86cm" svg:height="1.244cm" draw:z-index="2"><draw:image xlink:href="Pictures/10000201000001FB0000002F97A872E8DF2CE9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4T23:30:00.808000000</meta:creation-date>
    <dc:date>2020-12-04T23:35:12.795000000</dc:date>
    <meta:editing-duration>PT5M1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3.2.2$Windows_X86_64 LibreOffice_project/98b30e735bda24bc04ab42594c85f7fd8be07b9c</meta:generator>
  </office:meta>
</office:document-meta>
</file>